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8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1c1c1c"/>
    </style:style>
    <style:style style:name="ce8" style:family="table-cell" style:parent-style-name="Default">
      <style:table-cell-properties fo:background-color="#fff5ce"/>
    </style:style>
    <style:style style:name="ce9" style:family="table-cell" style:parent-style-name="Default">
      <style:table-cell-properties fo:background-color="#729fcf"/>
    </style:style>
    <style:style style:name="ce10" style:family="table-cell" style:parent-style-name="Default">
      <style:table-cell-properties fo:background-color="#ff3838"/>
    </style:style>
    <style:style style:name="ce11" style:family="table-cell" style:parent-style-name="Default">
      <style:table-cell-properties fo:background-color="#999999"/>
    </style:style>
    <style:style style:name="ce12" style:family="table-cell" style:parent-style-name="Default">
      <style:table-cell-properties fo:border-bottom="0.74pt solid #000000" fo:background-color="#1c1c1c" fo:border-left="none" fo:border-right="none" fo:border-top="none"/>
    </style:style>
    <style:style style:name="ce13" style:family="table-cell" style:parent-style-name="Default">
      <style:table-cell-properties fo:background-color="#3faf46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able-cell-properties fo:border-bottom="0.74pt solid #000000" fo:background-color="#999999" fo:border-left="none" fo:border-right="none" fo:border-top="none"/>
    </style:style>
    <style:style style:name="ce1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1" table:style-name="ta1">
        <table:table-column table:style-name="co1" table:default-cell-style-name="ce1"/>
        <table:table-column table:style-name="co2" table:default-cell-style-name="ce7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Teilnummer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oll-Anzahl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Differenz</text:p>
          </table:table-cell>
        </table:table-row>
        <table:table-row table:style-name="ro1">
          <table:table-cell office:value-type="float" office:value="4239601" calcext:value-type="float">
            <text:p>4239601</text:p>
          </table:table-cell>
          <table:table-cell table:style-name="ce5" office:value-type="string" calcext:value-type="string">
            <text:p>Bushing, ½ module, yellow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C2]-[.D2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11622" calcext:value-type="float">
            <text:p>4211622</text:p>
          </table:table-cell>
          <table:table-cell table:style-name="ce6" office:value-type="string" calcext:value-type="string">
            <text:p>Bushing, 1 module, grey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C3]-[.D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21715" calcext:value-type="float">
            <text:p>4121715</text:p>
          </table:table-cell>
          <table:table-cell office:value-type="string" calcext:value-type="string">
            <text:p>Connector peg with friciton, 2 module, black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M([.C4]-[.D4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211807" calcext:value-type="float">
            <text:p>4211807</text:p>
          </table:table-cell>
          <table:table-cell table:style-name="ce6" office:value-type="string" calcext:value-type="string">
            <text:p>Connector peg, 2 module, grey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C5]-[.D5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66579" calcext:value-type="float">
            <text:p>4666579</text:p>
          </table:table-cell>
          <table:table-cell table:style-name="Default" office:value-type="string" calcext:value-type="string">
            <text:p>Connector peg with axle, 2 module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C6]-[.D6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514554" calcext:value-type="float">
            <text:p>4514554</text:p>
          </table:table-cell>
          <table:table-cell table:style-name="ce8" office:value-type="string" calcext:value-type="string">
            <text:p>Connector peg, 3 module, beige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C7]-[.D7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206482" calcext:value-type="float">
            <text:p>4206482</text:p>
          </table:table-cell>
          <table:table-cell table:style-name="ce9" office:value-type="string" calcext:value-type="string">
            <text:p>Connector peg with friction, 2 module, blu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C8]-[.D8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14553" calcext:value-type="float">
            <text:p>4514553</text:p>
          </table:table-cell>
          <table:table-cell table:style-name="ce9" office:value-type="string" calcext:value-type="string">
            <text:p>Connector peg with friction, 3 module, blue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M([.C9]-[.D9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140806" calcext:value-type="float">
            <text:p>4140806</text:p>
          </table:table-cell>
          <table:table-cell table:style-name="ce10" office:value-type="string" calcext:value-type="string">
            <text:p>Connector peg with bushing, 3 mdule, red</text:p>
          </table:table-cell>
          <table:table-cell office:value-type="float" office:value="22" calcext:value-type="float">
            <text:p>22</text:p>
          </table:table-cell>
          <table:table-cell/>
          <table:table-cell table:formula="of:=SUM([.C10]-[.D10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31821" calcext:value-type="float">
            <text:p>6031821</text:p>
          </table:table-cell>
          <table:table-cell table:style-name="Default" office:value-type="string" calcext:value-type="string">
            <text:p>Axle with stud 3 module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11]-[.D1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60177" calcext:value-type="float">
            <text:p>4560177</text:p>
          </table:table-cell>
          <table:table-cell table:style-name="ce11" office:value-type="string" calcext:value-type="string">
            <text:p>Axle with stop 4 module, dark grey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12]-[.D1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99858" calcext:value-type="float">
            <text:p>4499858</text:p>
          </table:table-cell>
          <table:table-cell table:style-name="ce11" office:value-type="string" calcext:value-type="string">
            <text:p>Axle with stop 8 module, dark grey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13]-[.D1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42865" calcext:value-type="float">
            <text:p>4142865</text:p>
          </table:table-cell>
          <table:table-cell table:style-name="ce10" office:value-type="string" calcext:value-type="string">
            <text:p>Axle 2 module red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C14]-[.D14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11815" calcext:value-type="float">
            <text:p>4211815</text:p>
          </table:table-cell>
          <table:table-cell table:style-name="ce6" office:value-type="string" calcext:value-type="string">
            <text:p>Axle 3 module grey</text:p>
          </table:table-cell>
          <table:table-cell office:value-type="float" office:value="14" calcext:value-type="float">
            <text:p>14</text:p>
          </table:table-cell>
          <table:table-cell/>
          <table:table-cell table:formula="of:=SUM([.C15]-[.D15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0526" calcext:value-type="float">
            <text:p>370526</text:p>
          </table:table-cell>
          <table:table-cell office:value-type="string" calcext:value-type="string">
            <text:p>Axle 4 moduel black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16]-[.D1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11639" calcext:value-type="float">
            <text:p>4211639</text:p>
          </table:table-cell>
          <table:table-cell table:style-name="ce6" office:value-type="string" calcext:value-type="string">
            <text:p>Axle 5 module grey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C17]-[.D17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70626" calcext:value-type="float">
            <text:p>370626</text:p>
          </table:table-cell>
          <table:table-cell office:value-type="string" calcext:value-type="string">
            <text:p>Axle 6 module black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18]-[.D18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11805" calcext:value-type="float">
            <text:p>4211805</text:p>
          </table:table-cell>
          <table:table-cell table:style-name="ce6" office:value-type="string" calcext:value-type="string">
            <text:p>Axle 7 module grey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C19]-[.D19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70726" calcext:value-type="float">
            <text:p>370726</text:p>
          </table:table-cell>
          <table:table-cell office:value-type="string" calcext:value-type="string">
            <text:p>Axle 8 module black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20]-[.D2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35768" calcext:value-type="float">
            <text:p>4535768</text:p>
          </table:table-cell>
          <table:table-cell table:style-name="ce6" office:value-type="string" calcext:value-type="string">
            <text:p>Axle 9 module grey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21]-[.D2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3726" calcext:value-type="float">
            <text:p>373726</text:p>
          </table:table-cell>
          <table:table-cell office:value-type="string" calcext:value-type="string">
            <text:p>Axle 10 module black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22]-[.D2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0826" calcext:value-type="float">
            <text:p>370826</text:p>
          </table:table-cell>
          <table:table-cell office:value-type="string" calcext:value-type="string">
            <text:p>Axle 12 module black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23]-[.D2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73941" calcext:value-type="float">
            <text:p>4173941</text:p>
          </table:table-cell>
          <table:table-cell table:style-name="Default" office:value-type="string" calcext:value-type="string">
            <text:p>Pointer 3 module white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24]-[.D24]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4552347" calcext:value-type="float">
            <text:p>4552347</text:p>
          </table:table-cell>
          <table:table-cell table:style-name="ce12" office:value-type="string" calcext:value-type="string">
            <text:p>T-beam 3x3 module black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ce2" table:formula="of:=SUM([.C25]-[.D2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006140" calcext:value-type="float">
            <text:p>6006140</text:p>
          </table:table-cell>
          <table:table-cell office:value-type="string" calcext:value-type="string">
            <text:p>Beam with crosshole, 2 module, black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26]-[.D2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42822" calcext:value-type="float">
            <text:p>4142822</text:p>
          </table:table-cell>
          <table:table-cell office:value-type="string" calcext:value-type="string">
            <text:p>Beam 3 module black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27]-[.D2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07973" calcext:value-type="float">
            <text:p>6007973</text:p>
          </table:table-cell>
          <table:table-cell table:style-name="ce13" office:value-type="string" calcext:value-type="string">
            <text:p>Beam 3 module green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28]-[.D28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53718" calcext:value-type="float">
            <text:p>4153718</text:p>
          </table:table-cell>
          <table:table-cell table:style-name="ce10" office:value-type="string" calcext:value-type="string">
            <text:p>Beam 3 module red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29]-[.D29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09376" calcext:value-type="float">
            <text:p>4509376</text:p>
          </table:table-cell>
          <table:table-cell table:style-name="ce9" office:value-type="string" calcext:value-type="string">
            <text:p>Beam 3 module blue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30]-[.D3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53707" calcext:value-type="float">
            <text:p>4153707</text:p>
          </table:table-cell>
          <table:table-cell table:style-name="ce5" office:value-type="string" calcext:value-type="string">
            <text:p>Beam 3 module yellow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31]-[.D31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39800" calcext:value-type="float">
            <text:p>4539800</text:p>
          </table:table-cell>
          <table:table-cell table:style-name="ce6" office:value-type="string" calcext:value-type="string">
            <text:p>Frame 5x7 module grey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C32]-[.D32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540797" calcext:value-type="float">
            <text:p>4540797</text:p>
          </table:table-cell>
          <table:table-cell table:style-name="ce6" office:value-type="string" calcext:value-type="string">
            <text:p>Frame 5x11 module grey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33]-[.D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9912" calcext:value-type="float">
            <text:p>4509912</text:p>
          </table:table-cell>
          <table:table-cell table:style-name="Default" office:value-type="string" calcext:value-type="string">
            <text:p>Angular beam 4x4 module white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C34]-[.D34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211624" calcext:value-type="float">
            <text:p>4211624</text:p>
          </table:table-cell>
          <table:table-cell table:style-name="ce6" office:value-type="string" calcext:value-type="string">
            <text:p>Angular beam 3x7 module grey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35]-[.D3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12282" calcext:value-type="float">
            <text:p>4112282</text:p>
          </table:table-cell>
          <table:table-cell office:value-type="string" calcext:value-type="string">
            <text:p>Angular beam, 4x6 module, black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36]-[.D3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495412" calcext:value-type="float">
            <text:p>4495412</text:p>
          </table:table-cell>
          <table:table-cell table:style-name="Default" office:value-type="string" calcext:value-type="string">
            <text:p>Double angular beam 3x7 module white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37]-[.D3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41270" calcext:value-type="float">
            <text:p>4141270</text:p>
          </table:table-cell>
          <table:table-cell table:style-name="ce10" office:value-type="string" calcext:value-type="string">
            <text:p>Angular beam 2x4 module red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C38]-[.D38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211713" calcext:value-type="float">
            <text:p>4211713</text:p>
          </table:table-cell>
          <table:table-cell table:style-name="ce6" office:value-type="string" calcext:value-type="string">
            <text:p>Angular beam 3x5 mdoule grey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39]-[.D3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85040" calcext:value-type="float">
            <text:p>4585040</text:p>
          </table:table-cell>
          <table:table-cell table:style-name="Default" office:value-type="string" calcext:value-type="string">
            <text:p>Angular beam 3x5 module white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40]-[.D4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11651" calcext:value-type="float">
            <text:p>4211651</text:p>
          </table:table-cell>
          <table:table-cell table:style-name="ce6" office:value-type="string" calcext:value-type="string">
            <text:p>Beam 5 module grey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41]-[.D41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495930" calcext:value-type="float">
            <text:p>4495930</text:p>
          </table:table-cell>
          <table:table-cell table:style-name="ce6" office:value-type="string" calcext:value-type="string">
            <text:p>Beam 7 odule grey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42]-[.D42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11866" calcext:value-type="float">
            <text:p>4211866</text:p>
          </table:table-cell>
          <table:table-cell table:style-name="ce6" office:value-type="string" calcext:value-type="string">
            <text:p>Beam 9 module grey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C43]-[.D43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611705" calcext:value-type="float">
            <text:p>4611705</text:p>
          </table:table-cell>
          <table:table-cell table:style-name="ce6" office:value-type="string" calcext:value-type="string">
            <text:p>Beam 11 module grey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44]-[.D4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22934" calcext:value-type="float">
            <text:p>4522934</text:p>
          </table:table-cell>
          <table:table-cell table:style-name="ce6" office:value-type="string" calcext:value-type="string">
            <text:p>Beam 13 module grey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C45]-[.D45])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float" office:value="4542578" calcext:value-type="float">
            <text:p>4542578</text:p>
          </table:table-cell>
          <table:table-cell table:style-name="ce2" office:value-type="string" calcext:value-type="string">
            <text:p>Beam 15 module white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ce2" table:formula="of:=SUM([.C46]-[.D46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560175" calcext:value-type="float">
            <text:p>4560175</text:p>
          </table:table-cell>
          <table:table-cell table:style-name="ce6" office:value-type="string" calcext:value-type="string">
            <text:p>Double connector peg 3 modul grey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47]-[.D4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25033" calcext:value-type="float">
            <text:p>4225033</text:p>
          </table:table-cell>
          <table:table-cell table:style-name="ce6" office:value-type="string" calcext:value-type="string">
            <text:p>Double connector peg 3x3 module grey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C48]-[.D48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296059" calcext:value-type="float">
            <text:p>4296059</text:p>
          </table:table-cell>
          <table:table-cell table:style-name="ce6" office:value-type="string" calcext:value-type="string">
            <text:p>Angular connector peg 3x3 module grey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49]-[.D49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11775" calcext:value-type="float">
            <text:p>4211775</text:p>
          </table:table-cell>
          <table:table-cell table:style-name="ce6" office:value-type="string" calcext:value-type="string">
            <text:p>Cross block 2 module grey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C50]-[.D5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210857" calcext:value-type="float">
            <text:p>4210857</text:p>
          </table:table-cell>
          <table:table-cell table:style-name="ce11" office:value-type="string" calcext:value-type="string">
            <text:p>Cross block 3 module dark grey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C51]-[.D51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538007" calcext:value-type="float">
            <text:p>4538007</text:p>
          </table:table-cell>
          <table:table-cell table:style-name="ce6" office:value-type="string" calcext:value-type="string">
            <text:p>Cross block 3x2 module grey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C52]-[.D5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121667" calcext:value-type="float">
            <text:p>4121667</text:p>
          </table:table-cell>
          <table:table-cell office:value-type="string" calcext:value-type="string">
            <text:p>Doubl cross block 3 module black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C53]-[.D53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162857" calcext:value-type="float">
            <text:p>4162857</text:p>
          </table:table-cell>
          <table:table-cell office:value-type="string" calcext:value-type="string">
            <text:p>Cross block fork 2x2 module black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54]-[.D5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40430" calcext:value-type="float">
            <text:p>4140430</text:p>
          </table:table-cell>
          <table:table-cell office:value-type="string" calcext:value-type="string">
            <text:p>Cross block 2x2 module black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55]-[.D5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008527" calcext:value-type="float">
            <text:p>6008527</text:p>
          </table:table-cell>
          <table:table-cell table:style-name="ce10" office:value-type="string" calcext:value-type="string">
            <text:p>Cross block 2x1 module red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56]-[.D5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63044" calcext:value-type="float">
            <text:p>4563044</text:p>
          </table:table-cell>
          <table:table-cell office:value-type="string" calcext:value-type="string">
            <text:p>Connector peg with handle 3 module black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57]-[.D5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42236" calcext:value-type="float">
            <text:p>4142236</text:p>
          </table:table-cell>
          <table:table-cell office:value-type="string" calcext:value-type="string">
            <text:p>½ beam 4 module black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58]-[.D5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09019" calcext:value-type="float">
            <text:p>6009019</text:p>
          </table:table-cell>
          <table:table-cell table:style-name="ce6" office:value-type="string" calcext:value-type="string">
            <text:p>½ triangle beam 5x3 module grey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59]-[.D59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02595" calcext:value-type="float">
            <text:p>4502595</text:p>
          </table:table-cell>
          <table:table-cell table:style-name="ce6" office:value-type="string" calcext:value-type="string">
            <text:p>3 spoke angular block 3x120° grey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60]-[.D6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26985" calcext:value-type="float">
            <text:p>4526985</text:p>
          </table:table-cell>
          <table:table-cell table:style-name="ce6" office:value-type="string" calcext:value-type="string">
            <text:p>Tube 2 module grey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61]-[.D61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13174" calcext:value-type="float">
            <text:p>4513174</text:p>
          </table:table-cell>
          <table:table-cell table:style-name="ce10" office:value-type="string" calcext:value-type="string">
            <text:p>Bushing/axle extender 2 module, red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C62]-[.D6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107085" calcext:value-type="float">
            <text:p>4107085</text:p>
          </table:table-cell>
          <table:table-cell office:value-type="string" calcext:value-type="string">
            <text:p>Angular block 1 0° black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63]-[.D63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07783" calcext:value-type="float">
            <text:p>4107783</text:p>
          </table:table-cell>
          <table:table-cell office:value-type="string" calcext:value-type="string">
            <text:p>Angular block 2 180° black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64]-[.D6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07767" calcext:value-type="float">
            <text:p>4107767</text:p>
          </table:table-cell>
          <table:table-cell office:value-type="string" calcext:value-type="string">
            <text:p>Angular block 6 90° black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65]-[.D6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98367" calcext:value-type="float">
            <text:p>4198367</text:p>
          </table:table-cell>
          <table:table-cell office:value-type="string" calcext:value-type="string">
            <text:p>Rubber beam with crossholes 2 module black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66]-[.D6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14559" calcext:value-type="float">
            <text:p>4514559</text:p>
          </table:table-cell>
          <table:table-cell table:style-name="ce11" office:value-type="string" calcext:value-type="string">
            <text:p>Gear 8 tooth dark grey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67]-[.D6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65452" calcext:value-type="float">
            <text:p>4565452</text:p>
          </table:table-cell>
          <table:table-cell table:style-name="Default" office:value-type="string" calcext:value-type="string">
            <text:p>Bevel gear 12 tooth beige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68]-[.D6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40536" calcext:value-type="float">
            <text:p>4640536</text:p>
          </table:table-cell>
          <table:table-cell table:style-name="ce6" office:value-type="string" calcext:value-type="string">
            <text:p>Gear 16 tooth grey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69]-[.D69]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4514558" calcext:value-type="float">
            <text:p>4514558</text:p>
          </table:table-cell>
          <table:table-cell table:style-name="ce15" office:value-type="string" calcext:value-type="string">
            <text:p>Gear 24 tooth dark grey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ce2" table:formula="of:=SUM([.C70]-[.D7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85634" calcext:value-type="float">
            <text:p>4285634</text:p>
          </table:table-cell>
          <table:table-cell table:style-name="ce6" office:value-type="string" calcext:value-type="string">
            <text:p>Gear 40 tooth grey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71]-[.D7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77431" calcext:value-type="float">
            <text:p>4177431</text:p>
          </table:table-cell>
          <table:table-cell office:value-type="string" calcext:value-type="string">
            <text:p>Double bevel gear 12 tooth black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72]-[.D7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77430" calcext:value-type="float">
            <text:p>4177430</text:p>
          </table:table-cell>
          <table:table-cell office:value-type="string" calcext:value-type="string">
            <text:p>Double bevel gear 20 tooth black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73]-[.D7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55563" calcext:value-type="float">
            <text:p>4255563</text:p>
          </table:table-cell>
          <table:table-cell office:value-type="string" calcext:value-type="string">
            <text:p>Double bevel gear 36 tooth black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74]-[.D7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11510" calcext:value-type="float">
            <text:p>4211510</text:p>
          </table:table-cell>
          <table:table-cell table:style-name="ce6" office:value-type="string" calcext:value-type="string">
            <text:p>Worm gear grey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75]-[.D75])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float" office:value="4248204" calcext:value-type="float">
            <text:p>4248204</text:p>
          </table:table-cell>
          <table:table-cell office:value-type="string" calcext:value-type="string">
            <text:p>Gear 4 tooth black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76]-[.D7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52235" calcext:value-type="float">
            <text:p>4652235</text:p>
          </table:table-cell>
          <table:table-cell table:style-name="ce6" office:value-type="string" calcext:value-type="string">
            <text:p>Turnable bottom 28 tooth grey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77]-[.D7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52236" calcext:value-type="float">
            <text:p>4652236</text:p>
          </table:table-cell>
          <table:table-cell office:value-type="string" calcext:value-type="string">
            <text:p>Turnable top 28 tooth black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78]-[.D7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34091" calcext:value-type="float">
            <text:p>4634091</text:p>
          </table:table-cell>
          <table:table-cell table:style-name="ce6" office:value-type="string" calcext:value-type="string">
            <text:p>Hub 43.2x26mm grey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79]-[.D7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35364" calcext:value-type="float">
            <text:p>6035364</text:p>
          </table:table-cell>
          <table:table-cell office:value-type="string" calcext:value-type="string">
            <text:p>Low profile tire 56x28 mm black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80]-[.D8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028041" calcext:value-type="float">
            <text:p>6028041</text:p>
          </table:table-cell>
          <table:table-cell office:value-type="string" calcext:value-type="string">
            <text:p>Tire 30 4x4mm black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81]-[.D81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87275" calcext:value-type="float">
            <text:p>4587275</text:p>
          </table:table-cell>
          <table:table-cell table:style-name="ce11" office:value-type="string" calcext:value-type="string">
            <text:p>Hub 24x4mm dark grey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82]-[.D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23956" calcext:value-type="float">
            <text:p>6023956</text:p>
          </table:table-cell>
          <table:table-cell table:style-name="ce16" office:value-type="string" calcext:value-type="string">
            <text:p>Steel ball silver metallic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83]-[.D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0380" calcext:value-type="float">
            <text:p>4610380</text:p>
          </table:table-cell>
          <table:table-cell table:style-name="ce11" office:value-type="string" calcext:value-type="string">
            <text:p>Ball bearing dark grey</text:p>
          </table:table-cell>
          <table:table-cell office:value-type="float" office:value="54" calcext:value-type="float">
            <text:p>54</text:p>
          </table:table-cell>
          <table:table-cell/>
          <table:table-cell table:formula="of:=SUM([.C84]-[.D84]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014648" calcext:value-type="float">
            <text:p>6014648</text:p>
          </table:table-cell>
          <table:table-cell office:value-type="string" calcext:value-type="string">
            <text:p>Track 5x1.5 mdule black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85]-[.D8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82792" calcext:value-type="float">
            <text:p>4582792</text:p>
          </table:table-cell>
          <table:table-cell office:value-type="string" calcext:value-type="string">
            <text:p>Sprocket 40.7x15mm black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86]-[.D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3490" calcext:value-type="float">
            <text:p>4543490</text:p>
          </table:table-cell>
          <table:table-cell office:value-type="string" calcext:value-type="string">
            <text:p>Right curved panel 5x11 module, black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87]-[.D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1326" calcext:value-type="float">
            <text:p>4541326</text:p>
          </table:table-cell>
          <table:table-cell office:value-type="string" calcext:value-type="string">
            <text:p>Left curved panel 5x11 module black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88]-[.D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6251" calcext:value-type="float">
            <text:p>4566251</text:p>
          </table:table-cell>
          <table:table-cell office:value-type="string" calcext:value-type="string">
            <text:p>Left curved panel 3x5 module black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89]-[.D89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4566249" calcext:value-type="float">
            <text:p>4566249</text:p>
          </table:table-cell>
          <table:table-cell table:style-name="ce12" office:value-type="string" calcext:value-type="string">
            <text:p>Right curved panel 3x5 module blac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table:formula="of:=SUM([.C90]-[.D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9996" calcext:value-type="float">
            <text:p>6009996</text:p>
          </table:table-cell>
          <table:table-cell table:style-name="Default" office:value-type="string" calcext:value-type="string">
            <text:p>Ev3 brick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91]-[.D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8919" calcext:value-type="float">
            <text:p>6008919</text:p>
          </table:table-cell>
          <table:table-cell table:style-name="Default" office:value-type="string" calcext:value-type="string">
            <text:p>Colour sensor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92]-[.D9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08472" calcext:value-type="float">
            <text:p>6008472</text:p>
          </table:table-cell>
          <table:table-cell table:style-name="Default" office:value-type="string" calcext:value-type="string">
            <text:p>Touch sensor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93]-[.D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8924" calcext:value-type="float">
            <text:p>6008924</text:p>
          </table:table-cell>
          <table:table-cell table:style-name="Default" office:value-type="string" calcext:value-type="string">
            <text:p>Ultrasonic sensor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94]-[.D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8916" calcext:value-type="float">
            <text:p>6008916</text:p>
          </table:table-cell>
          <table:table-cell table:style-name="Default" office:value-type="string" calcext:value-type="string">
            <text:p>Gyro sensor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95]-[.D9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09430" calcext:value-type="float">
            <text:p>6009430</text:p>
          </table:table-cell>
          <table:table-cell table:style-name="Default" office:value-type="string" calcext:value-type="string">
            <text:p>Large motor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96]-[.D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8577" calcext:value-type="float">
            <text:p>6008577</text:p>
          </table:table-cell>
          <table:table-cell table:style-name="Default" office:value-type="string" calcext:value-type="string">
            <text:p>Medium motor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97]-[.D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2820" calcext:value-type="float">
            <text:p>6012820</text:p>
          </table:table-cell>
          <table:table-cell table:style-name="Default" office:value-type="string" calcext:value-type="string">
            <text:p>Rechargeable battery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98]-[.D98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024581" calcext:value-type="float">
            <text:p>6024581</text:p>
          </table:table-cell>
          <table:table-cell table:style-name="Default" office:value-type="string" calcext:value-type="string">
            <text:p>Cable 25cm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99]-[.D9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24593" calcext:value-type="float">
            <text:p>6024593</text:p>
          </table:table-cell>
          <table:table-cell table:style-name="Default" office:value-type="string" calcext:value-type="string">
            <text:p>Cable 35cm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100]-[.D1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24585" calcext:value-type="float">
            <text:p>6024585</text:p>
          </table:table-cell>
          <table:table-cell table:style-name="Default" office:value-type="string" calcext:value-type="string">
            <text:p>Cable 50cm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101]-[.D1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36901" calcext:value-type="float">
            <text:p>6036901</text:p>
          </table:table-cell>
          <table:table-cell table:style-name="Default" office:value-type="string" calcext:value-type="string">
            <text:p>Usb cable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9">00.00.0000</text:date>, <text:time style:data-style-name="N2" text:time-value="09:57:17.01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8T08:10:05.568000000</meta:creation-date>
    <dc:date>2023-08-19T11:22:38.724000000</dc:date>
    <meta:editing-duration>P1DT2H45M13S</meta:editing-duration>
    <meta:editing-cycles>5</meta:editing-cycles>
    <meta:generator>LibreOffice/7.5.5.2$Windows_X86_64 LibreOffice_project/ca8fe7424262805f223b9a2334bc7181abbcbf5e</meta:generator>
    <meta:document-statistic meta:table-count="2" meta:cell-count="407" meta:object-count="0"/>
  </office:meta>
</office:document-meta>
</file>